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Member_5f_Details" style:display-name="Member_Details" style:family="table">
      <style:table-properties style:width="6.925in" table:align="margins"/>
    </style:style>
    <style:style style:name="Member_5f_Details.A" style:display-name="Member_Details.A" style:family="table-column">
      <style:table-column-properties style:column-width="1.7313in" style:rel-column-width="16383*"/>
    </style:style>
    <style:style style:name="Member_5f_Details.A1" style:display-name="Member_Details.A1" style:family="table-cell">
      <style:table-cell-properties fo:padding="0.0382in" fo:border-left="0.05pt solid #000000" fo:border-right="none" fo:border-top="0.05pt solid #000000" fo:border-bottom="0.05pt solid #000000"/>
    </style:style>
    <style:style style:name="Member_5f_Details.D1" style:display-name="Member_Details.D1" style:family="table-cell">
      <style:table-cell-properties fo:padding="0.0382in" fo:border="0.05pt solid #000000"/>
    </style:style>
    <style:style style:name="Member_5f_Details.A2" style:display-name="Member_Details.A2" style:family="table-cell">
      <style:table-cell-properties fo:padding="0.0382in" fo:border-left="0.05pt solid #000000" fo:border-right="none" fo:border-top="none" fo:border-bottom="0.05pt solid #000000"/>
    </style:style>
    <style:style style:name="Member_5f_Details.D2" style:display-name="Member_Detail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6" style:family="paragraph" style:parent-style-name="Table_20_Heading">
      <style:text-properties fo:font-size="12pt" fo:font-style="italic" style:text-underline-style="solid" style:text-underline-width="auto" style:text-underline-color="font-color" officeooo:rsid="000af8e0" officeooo:paragraph-rsid="000af8e0" style:font-size-asian="10.5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officeooo:rsid="000af8e0" officeooo:paragraph-rsid="000af8e0" style:font-size-asian="10.5pt" style:font-weight-asian="bold" style:font-size-complex="12pt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officeooo:rsid="000af8e0" style:font-style-asian="italic" style:font-weight-asian="bold" style:font-style-complex="italic" style:font-weight-complex="bold"/>
    </style:style>
    <style:style style:name="T2" style:family="text">
      <style:text-properties style:font-name="monospace" fo:font-size="10pt" style:font-size-asian="8.75pt" style:font-size-complex="10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13"/><text:span text:style-name="T1">Convert webERP tool to web 2.0 type U.I</text:span></text:p>
      <text:p text:style-name="P1"/>
      <text:p text:style-name="P1"><text:s text:c="41"/><text:span text:style-name="T1">MINUTES OF MEETING 2</text:span></text:p>
      <text:p text:style-name="P1"/>
      <text:p text:style-name="P3">Team Number : 18</text:p>
      <text:p text:style-name="P3">Meeting Governed by : Mr. Sreekanth Puram, Affosoft Technologies India Pvt Ltd</text:p>
      <text:p text:style-name="P3">Member Details :</text:p>
      <table:table table:name="Member_Details" table:style-name="Member_5f_Details">
        <table:table-column table:style-name="Member_5f_Details.A" table:number-columns-repeated="4"/>
        <table:table-header-rows>
          <table:table-row>
            <table:table-cell table:style-name="Member_5f_Details.A1" office:value-type="string">
              <text:p text:style-name="P6">NAME</text:p>
            </table:table-cell>
            <table:table-cell table:style-name="Member_5f_Details.A1" office:value-type="string">
              <text:p text:style-name="P6">ROLL NO.</text:p>
            </table:table-cell>
            <table:table-cell table:style-name="Member_5f_Details.A1" office:value-type="string">
              <text:p text:style-name="P6">EMAIL-ID</text:p>
            </table:table-cell>
            <table:table-cell table:style-name="Member_5f_Details.D1" office:value-type="string">
              <text:p text:style-name="P6">CONTACT</text:p>
            </table:table-cell>
          </table:table-row>
        </table:table-header-rows>
        <table:table-row>
          <table:table-cell table:style-name="Member_5f_Details.A2" office:value-type="string">
            <text:p text:style-name="P9">Yash Patel</text:p>
          </table:table-cell>
          <table:table-cell table:style-name="Member_5f_Details.A2" office:value-type="string">
            <text:p text:style-name="P8">201301134</text:p>
          </table:table-cell>
          <table:table-cell table:style-name="Member_5f_Details.A2" office:value-type="string">
            <text:p text:style-name="P8"><text:a xlink:type="simple" xlink:href="mailto:Yash.patel@students.iiit.ac.in">Yash.patel@students.iiit.ac.in</text:a></text:p>
          </table:table-cell>
          <table:table-cell table:style-name="Member_5f_Details.D2" office:value-type="string">
            <text:p text:style-name="P8">09479611227</text:p>
          </table:table-cell>
        </table:table-row>
        <table:table-row>
          <table:table-cell table:style-name="Member_5f_Details.A2" office:value-type="string">
            <text:p text:style-name="P9">Yash Khandelwal</text:p>
          </table:table-cell>
          <table:table-cell table:style-name="Member_5f_Details.A2" office:value-type="string">
            <text:p text:style-name="P7">201302164</text:p>
          </table:table-cell>
          <table:table-cell table:style-name="Member_5f_Details.A2" office:value-type="string">
            <text:p text:style-name="P8"><text:a xlink:type="simple" xlink:href="mailto:Yash.khandelwal@students.iiit.ac.in">Yash.khandelwal@students.iiit.ac.in</text:a></text:p>
          </table:table-cell>
          <table:table-cell table:style-name="Member_5f_Details.D2" office:value-type="string">
            <text:p text:style-name="P7">8977163672</text:p>
          </table:table-cell>
        </table:table-row>
        <table:table-row>
          <table:table-cell table:style-name="Member_5f_Details.A2" office:value-type="string">
            <text:p text:style-name="P9">Kartavya Gupta</text:p>
          </table:table-cell>
          <table:table-cell table:style-name="Member_5f_Details.A2" office:value-type="string">
            <text:p text:style-name="P7">201356193</text:p>
          </table:table-cell>
          <table:table-cell table:style-name="Member_5f_Details.A2" office:value-type="string">
            <text:p text:style-name="P2"><text:a xlink:type="simple" xlink:href="mailto:Kartavya.gupta@students.iiit.ac.in"><text:span text:style-name="T2">Kartavya.gupta@students.iiit.ac.in</text:span></text:a></text:p>
          </table:table-cell>
          <table:table-cell table:style-name="Member_5f_Details.D2" office:value-type="string">
            <text:p text:style-name="P4">07597244746</text:p>
            <text:p text:style-name="P7"/>
          </table:table-cell>
        </table:table-row>
        <table:table-row>
          <table:table-cell table:style-name="Member_5f_Details.A2" office:value-type="string">
            <text:p text:style-name="P9">Sachin Sharma</text:p>
          </table:table-cell>
          <table:table-cell table:style-name="Member_5f_Details.A2" office:value-type="string">
            <text:p text:style-name="P5">201301068</text:p>
            <text:p text:style-name="P7"/>
          </table:table-cell>
          <table:table-cell table:style-name="Member_5f_Details.A2" office:value-type="string">
            <text:p text:style-name="P4">sachin.sharma@students.iiit.ac.in</text:p>
            <text:p text:style-name="P7"/>
          </table:table-cell>
          <table:table-cell table:style-name="Member_5f_Details.D2" office:value-type="string">
            <text:p text:style-name="P8">N.A</text:p>
          </table:table-cell>
        </table:table-row>
      </table:table>
      <text:p text:style-name="P3"><text:s/></text:p>
      <text:p text:style-name="P3">Date of meeting : <text:span text:style-name="T3">22/08/2014</text:span></text:p>
      <text:p text:style-name="P3">Meeting <text:s/>started at : <text:span text:style-name="T3">5:30 PM</text:span></text:p>
      <text:p text:style-name="P3">Meeting ended at : <text:span text:style-name="T3">7:00 PM</text:span></text:p>
      <text:p text:style-name="P3">Duration : <text:span text:style-name="T3">1 hours and 30 minutes</text:span></text:p>
      <text:p text:style-name="P3">Venue : <text:span text:style-name="T3">CIE office, IIIT-Hyderabad</text:span></text:p>
      <text:p text:style-name="P3">Purpose of meeting : <text:span text:style-name="T3">In our second meeting with our client, we discussed about the way to start up <text:tab/><text:tab/><text:tab/><text:tab/>with the project. Mr. Sreekanth Puram made us familiar with Laravel web <text:tab/><text:tab/><text:tab/><text:tab/>framework.</text:span></text:p>
      <text:p text:style-name="P3">Conclusion of meeting : <text:span text:style-name="T3"><text:s/>We became familiar with Laravel web framework, and got the idea about the </text:span></text:p>
      <text:p text:style-name="P3"><text:span text:style-name="T3"><text:tab/><text:tab/><text:tab/><text:tab/>ways to start with our project. Mr. Sreekanth also gave us idea about our <text:tab/><text:tab/><text:tab/><text:tab/><text:tab/>learning process.</text:span></text:p>
      <text:p text:style-name="P3"/>
      <text:p text:style-name="P3"/>
      <text:p text:style-name="P3"/>
      <text:p text:style-name="P3"><text:span text:style-name="T3"><text:tab/><text:tab/><text:tab/><text:tab/><text:tab/><text:tab/><text:tab/><text:tab/><text:tab/><text:tab/>~Document created by : </text:span></text:p>
      <text:p text:style-name="P3"><text:span text:style-name="T3"><text:tab/><text:tab/><text:tab/><text:tab/><text:tab/><text:tab/><text:tab/><text:tab/><text:tab/><text:tab/> <text:s/></text:span>Yash Pa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9:41:43.595818388</meta:creation-date>
    <dc:date>2014-08-24T20:01:48.668942679</dc:date>
    <meta:editing-duration>PT1M24S</meta:editing-duration>
    <meta:editing-cycles>1</meta:editing-cycles>
    <meta:document-statistic meta:table-count="1" meta:image-count="0" meta:object-count="0" meta:page-count="1" meta:paragraph-count="36" meta:word-count="156" meta:character-count="1102" meta:non-whitespace-character-count="880"/>
    <meta:generator>LibreOffice/4.2.6.2$Linux_X86_64 LibreOffice_project/420$Build-2</meta:generator>
  </office:meta>
</office:document-meta>
</file>